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67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Wire.h&gt;</text:p>
      <text:p text:style-name="Standard">#include "arduinoFFT.h"</text:p>
      <text:p text:style-name="Standard">const int MPU = 0x68;</text:p>
      <text:p text:style-name="Standard">void setup() {</text:p>
      <text:p text:style-name="Standard"><text:s text:c="2"/>pinMode(8,OUTPUT);</text:p>
      <text:p text:style-name="Standard"><text:s text:c="2"/>Wire.begin();</text:p>
      <text:p text:style-name="Standard"><text:s text:c="2"/>Wire.beginTransmission(MPU);</text:p>
      <text:p text:style-name="Standard"><text:s text:c="2"/>Wire.write(0x6B);</text:p>
      <text:p text:style-name="Standard"><text:s text:c="2"/>Wire.write(0);</text:p>
      <text:p text:style-name="Standard"><text:s text:c="2"/>Wire.endTransmission(true);</text:p>
      <text:p text:style-name="Standard"><text:s text:c="2"/>Serial.begin(115200);</text:p>
      <text:p text:style-name="Standard"><text:s text:c="2"/>digitalWrite(8, LOW);</text:p>
      <text:p text:style-name="Standard">}</text:p>
      <text:p text:style-name="Standard"/>
      <text:p text:style-name="Standard">int old_vals[6];</text:p>
      <text:p text:style-name="Standard">int old_delta[6];</text:p>
      <text:p text:style-name="Standard">int double_delta[6];</text:p>
      <text:p text:style-name="Standard"/>
      <text:p text:style-name="Standard">void loop()</text:p>
      <text:p text:style-name="Standard">{</text:p>
      <text:p text:style-name="Standard"><text:s text:c="2"/>{</text:p>
      <text:p text:style-name="Standard"><text:s text:c="4"/>Wire.beginTransmission(MPU);</text:p>
      <text:p text:style-name="Standard"><text:s text:c="4"/>Wire.write(0x3B);</text:p>
      <text:p text:style-name="Standard"><text:s text:c="4"/>Wire.endTransmission(false);</text:p>
      <text:p text:style-name="Standard"><text:s text:c="4"/>Wire.requestFrom(MPU, 12, true);</text:p>
      <text:p text:style-name="Standard"><text:s text:c="4"/>for (int i = 0; i &lt; 6; i++)</text:p>
      <text:p text:style-name="Standard"><text:s text:c="4"/>{</text:p>
      <text:p text:style-name="Standard"><text:s text:c="6"/>int tmp2 = Wire.read() &lt;&lt; 8 | Wire.read();</text:p>
      <text:p text:style-name="Standard"><text:s text:c="6"/>int tmp1 = tmp2 - old_vals[i]; // First Derivative</text:p>
      <text:p text:style-name="Standard"><text:s text:c="6"/>double_delta[i] = tmp1 - old_delta[i]; <text:s text:c="2"/>// Second Derivative</text:p>
      <text:p text:style-name="Standard"/>
      <text:p text:style-name="Standard"><text:s text:c="6"/>//Serial.print(double_delta[i]); Serial.print("\t"); <text:s text:c="5"/>//to print in the serial plotter</text:p>
      <text:p text:style-name="Standard"><text:s text:c="6"/>if (double_delta[i] &gt; 31000) <text:s text:c="6"/></text:p>
      <text:p text:style-name="Standard"><text:s text:c="6"/>{</text:p>
      <text:p text:style-name="Standard"><text:s text:c="8"/>Serial.print("accident");</text:p>
      <text:p text:style-name="Standard"><text:s text:c="8"/>digitalWrite(8, HIGH);</text:p>
      <text:p text:style-name="Standard"><text:s text:c="8"/>delay(2000);</text:p>
      <text:p text:style-name="Standard"><text:s text:c="8"/>digitalWrite(8, LOW);</text:p>
      <text:p text:style-name="Standard"><text:s text:c="8"/>//delay(5000);</text:p>
      <text:p text:style-name="Standard"><text:s text:c="6"/>}</text:p>
      <text:p text:style-name="Standard"><text:s text:c="6"/>old_delta[i] = tmp1;//new_delta[i];</text:p>
      <text:p text:style-name="Standard"><text:s text:c="6"/>old_vals[i] = tmp2;</text:p>
      <text:p text:style-name="Standard"><text:s text:c="4"/>}</text:p>
      <text:p text:style-name="Standard"><text:s text:c="4"/>Serial.println();</text:p>
      <text:p text:style-name="Standard"><text:s text:c="4"/>delay(1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1:26:52.742980578</meta:creation-date>
    <dc:date>2019-09-20T01:27:50.158965978</dc:date>
    <meta:editing-duration>PT58S</meta:editing-duration>
    <meta:editing-cycles>1</meta:editing-cycles>
    <meta:document-statistic meta:table-count="0" meta:image-count="0" meta:object-count="0" meta:page-count="1" meta:paragraph-count="44" meta:word-count="104" meta:character-count="1040" meta:non-whitespace-character-count="816"/>
    <meta:generator>LibreOffice/6.0.7.3$Linux_X86_64 LibreOffice_project/00m0$Build-3</meta:generator>
  </office:meta>
</office:document-meta>
</file>